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">
      <style:text-properties officeooo:paragraph-rsid="000bfbba"/>
    </style:style>
    <style:style style:name="P2" style:family="paragraph" style:parent-style-name="Text_20_body">
      <style:text-properties officeooo:rsid="000b6cee" officeooo:paragraph-rsid="000b6cee"/>
    </style:style>
    <style:style style:name="P3" style:family="paragraph" style:parent-style-name="Text_20_body">
      <style:text-properties officeooo:rsid="000b6cee" officeooo:paragraph-rsid="000bfbba"/>
    </style:style>
    <style:style style:name="P4" style:family="paragraph" style:parent-style-name="Text_20_body">
      <style:text-properties officeooo:paragraph-rsid="000b6cee"/>
    </style:style>
    <style:style style:name="P5" style:family="paragraph" style:parent-style-name="Text_20_body">
      <style:text-properties officeooo:paragraph-rsid="000bfbba"/>
    </style:style>
    <style:style style:name="P6" style:family="paragraph" style:parent-style-name="Text_20_body">
      <style:text-properties officeooo:rsid="000bfbba" officeooo:paragraph-rsid="000bfbba"/>
    </style:style>
    <style:style style:name="T1" style:family="text">
      <style:text-properties officeooo:rsid="000b6cee"/>
    </style:style>
    <style:style style:name="T2" style:family="text">
      <style:text-properties officeooo:rsid="000bfb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ql Server</text:p>
      <text:p text:style-name="Text_20_body"/>
      <text:p text:style-name="P2">Package Name <text:s/>:- Mariadb</text:p>
      <text:p text:style-name="P2">Port No. <text:s/>:- <text:s text:c="9"/>3306</text:p>
      <text:p text:style-name="P2">Config file :- <text:s text:c="3"/>/etc/my.conf</text:p>
      <text:h text:style-name="Heading_20_3" text:outline-level="3">Installation Process :-</text:h>
      <text:p text:style-name="Text_20_body"/>
      <text:p text:style-name="Heading">Step1:-</text:p>
      <text:p text:style-name="P3"><text:s text:c="12"/>[ <text:s/>~]# yum install mariadb-server</text:p>
      <text:p text:style-name="P2"><text:s text:c="12"/>[ <text:s/>~]# systemctl start mariadb</text:p>
      <text:p text:style-name="P2"><text:s text:c="12"/>[ <text:s/>~]# systemctl enable mariadb <text:s text:c="4"/></text:p>
      <text:p text:style-name="P2">&gt;&gt;</text:p>
      <text:p text:style-name="P2">Run mysql_secure_installation for security concerns.</text:p>
      <text:p text:style-name="P1"><text:s text:c="4"/><text:span text:style-name="T2">Step2:-</text:span> <text:s text:c="3"/></text:p>
      <text:p text:style-name="P1"><text:s text:c="3"/></text:p>
      <text:p text:style-name="P3"><text:s/>[ <text:s/>~]# mysql_secure_ installation</text:p>
      <text:p text:style-name="P2">&gt;&gt;&gt;</text:p>
      <text:p text:style-name="P2">/bin/mysql_secure_installation: line 379: find_mysql_client: command not found</text:p>
      <text:p text:style-name="P2"/>
      <text:p text:style-name="P2">NOTE: RUNNING ALL PARTS OF THIS SCRIPT IS RECOMMENDED FOR ALL MariaDB</text:p>
      <text:p text:style-name="P2"><text:s text:c="6"/>SERVERS IN PRODUCTION USE! <text:s/>PLEASE READ EACH STEP CAREFULLY!</text:p>
      <text:p text:style-name="P2"/>
      <text:p text:style-name="P2">In order to log into MariaDB to secure it, we'll need the current</text:p>
      <text:p text:style-name="P2">password for the root user. <text:s/>If you've just installed MariaDB, and</text:p>
      <text:p text:style-name="P2">you haven't set the root password yet, the password will be blank,</text:p>
      <text:p text:style-name="P2">so you should just press enter here.</text:p>
      <text:p text:style-name="P2"><text:soft-page-break/></text:p>
      <text:p text:style-name="Heading">* Enter current password for root (enter for none):press enter </text:p>
      <text:p text:style-name="P2">OK, successfully used password, moving on...</text:p>
      <text:p text:style-name="P2"/>
      <text:p text:style-name="P2">Setting the root password ensures that nobody can log into the MariaDB</text:p>
      <text:p text:style-name="P2">root user without the proper authorisation.</text:p>
      <text:p text:style-name="P2"/>
      <text:p text:style-name="P2">Set root password? [Y/n] n</text:p>
      <text:p text:style-name="P2"><text:s/>... skipping.</text:p>
      <text:p text:style-name="P2"/>
      <text:p text:style-name="P2">By default, a MariaDB installation has an anonymous user, allowing anyone</text:p>
      <text:p text:style-name="P2">to log into MariaDB without having to have a user account created for</text:p>
      <text:p text:style-name="P2">them. <text:s/>This is intended only for testing, and to make the installation</text:p>
      <text:p text:style-name="P2">go a bit smoother. <text:s/>You should remove them before moving into a</text:p>
      <text:p text:style-name="P2">production environment.</text:p>
      <text:p text:style-name="P2"/>
      <text:p text:style-name="P2">Remove anonymous users? [Y/n] y</text:p>
      <text:p text:style-name="P2"><text:s/>... Success!</text:p>
      <text:p text:style-name="P2"/>
      <text:p text:style-name="P2">Normally, root should only be allowed to connect from 'localhost'. <text:s/>This</text:p>
      <text:p text:style-name="P2">ensures that someone cannot guess at the root password from the network.</text:p>
      <text:p text:style-name="P2"/>
      <text:p text:style-name="P2">Disallow root login remotely? [Y/n] y</text:p>
      <text:p text:style-name="P2"><text:s/>... Success!</text:p>
      <text:p text:style-name="P2"/>
      <text:p text:style-name="Subtitle">Root Login</text:p>
      <text:p text:style-name="Heading"><text:span text:style-name="T2">Step3:- </text:span></text:p>
      <text:p text:style-name="P3">[ <text:s/>~]# mysql -u root -p <text:s text:c="8"/>## this for just <text:s/>login with root </text:p>
      <text:p text:style-name="P2"><text:soft-page-break/>&gt;&gt;</text:p>
      <text:p text:style-name="P2">Enter password: </text:p>
      <text:p text:style-name="P2">Welcome to the MariaDB monitor. <text:s/>Commands end with ; or \g.</text:p>
      <text:p text:style-name="P2">Your MariaDB connection id is 10</text:p>
      <text:p text:style-name="P2">Server version: 5.5.50-MariaDB MariaDB Server</text:p>
      <text:p text:style-name="P2"/>
      <text:p text:style-name="P2">Copyright (c) 2000, 2016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4"><text:span text:style-name="T1">MariaDB [(none)]&gt; </text:span></text:p>
      <text:p text:style-name="P4"/>
      <text:p text:style-name="P2">Commands for mariadb :-1.Show databases;</text:p>
      <text:p text:style-name="P2"><text:s text:c="42"/>2.create database for user; ex. Chandu</text:p>
      <text:p text:style-name="P2"><text:s text:c="42"/>3.show tables;</text:p>
      <text:p text:style-name="P2"><text:s text:c="42"/>4.use user; ex. Use Chandu</text:p>
      <text:p text:style-name="P2"><text:s text:c="42"/>5.Describe user; ex. Describe Chandu</text:p>
      <text:p text:style-name="P2"><text:s text:c="42"/>6.show create table user; ex. Show create table chandu</text:p>
      <text:p text:style-name="Heading">* Create a user and Database:-</text:p>
      <text:p text:style-name="P5"><text:span text:style-name="T1">MariaDB [(none)]&gt; create database testdb;</text:span></text:p>
      <text:p text:style-name="P5"><text:span text:style-name="T1">MariaDB [(none)]&gt; create user </text:span><text:a xlink:type="simple" xlink:href="mailto:'chandu'@localhost" text:style-name="Internet_20_link" text:visited-style-name="Visited_20_Internet_20_Link"><text:span text:style-name="T1">'chandu'@localhost</text:span></text:a><text:span text:style-name="T1"> identified by 'password';</text:span></text:p>
      <text:p text:style-name="P5"><text:span text:style-name="T1">MariaDB [(none)]&gt; grant all on testdb,* to 'chandu' identified by 'passwod';</text:span></text:p>
      <text:p text:style-name="P6">[ <text:s/>~]# mysql -u chandu -p <text:s/>**<text:span text:style-name="T3">to login with user chandu</text:span><text:span text:style-name="T4">**</text:span></text:p>
      <text:p text:style-name="Heading">* <text:span text:style-name="T2">To view log files</text:span> :-</text:p>
      <text:p text:style-name="P6">[ <text:s/>~]# cd /va/log/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3:01.743470969</meta:creation-date>
    <dc:date>2016-10-19T15:43:23.095185129</dc:date>
    <meta:editing-duration>PT11M40S</meta:editing-duration>
    <meta:editing-cycles>1</meta:editing-cycles>
    <meta:document-statistic meta:table-count="0" meta:image-count="0" meta:object-count="0" meta:page-count="3" meta:paragraph-count="63" meta:word-count="395" meta:character-count="2745" meta:non-whitespace-character-count="2098"/>
    <meta:generator>LibreOffice/4.3.7.2$Linux_X86_64 LibreOffice_project/430$Build-2</meta:generator>
  </office:meta>
</office:document-meta>
</file>